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rp11-02" table:style-name="ta1">
        <table:table-column table:style-name="co1" table:number-columns-repeated="4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Column 1</text:p>
          </table:table-cell>
          <table:table-cell table:formula="of:=COUNT([$'rp11-02'.$A$1:.$A$19])" office:value-type="float" office:value="18" calcext:value-type="float">
            <text:p>18</text:p>
          </table:table-cell>
          <table:table-cell table:formula="of:=SUM([$'rp11-02'.$A$1:.$A$19])" office:value-type="float" office:value="806" calcext:value-type="float">
            <text:p>806</text:p>
          </table:table-cell>
          <table:table-cell table:formula="of:=AVERAGE([$'rp11-02'.$A$1:.$A$19])" office:value-type="float" office:value="44.7777777777778" calcext:value-type="float">
            <text:p>44.7777777777778</text:p>
          </table:table-cell>
          <table:table-cell table:formula="of:=VAR([$'rp11-02'.$A$1:.$A$19])" office:value-type="float" office:value="8.41830065359477" calcext:value-type="float">
            <text:p>8.4183006535947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Column 2</text:p>
          </table:table-cell>
          <table:table-cell table:formula="of:=COUNT([$'rp11-02'.$B$1:.$B$19])" office:value-type="float" office:value="14" calcext:value-type="float">
            <text:p>14</text:p>
          </table:table-cell>
          <table:table-cell table:formula="of:=SUM([$'rp11-02'.$B$1:.$B$19])" office:value-type="float" office:value="578" calcext:value-type="float">
            <text:p>578</text:p>
          </table:table-cell>
          <table:table-cell table:formula="of:=AVERAGE([$'rp11-02'.$B$1:.$B$19])" office:value-type="float" office:value="41.2857142857143" calcext:value-type="float">
            <text:p>41.2857142857143</text:p>
          </table:table-cell>
          <table:table-cell table:formula="of:=VAR([$'rp11-02'.$B$1:.$B$19])" office:value-type="float" office:value="5.14285714285714" calcext:value-type="float">
            <text:p>5.1428571428571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Column 3</text:p>
          </table:table-cell>
          <table:table-cell table:formula="of:=COUNT([$'rp11-02'.$C$1:.$C$19])" office:value-type="float" office:value="16" calcext:value-type="float">
            <text:p>16</text:p>
          </table:table-cell>
          <table:table-cell table:formula="of:=SUM([$'rp11-02'.$C$1:.$C$19])" office:value-type="float" office:value="657" calcext:value-type="float">
            <text:p>657</text:p>
          </table:table-cell>
          <table:table-cell table:formula="of:=AVERAGE([$'rp11-02'.$C$1:.$C$19])" office:value-type="float" office:value="41.0625" calcext:value-type="float">
            <text:p>41.0625</text:p>
          </table:table-cell>
          <table:table-cell table:formula="of:=VAR([$'rp11-02'.$C$1:.$C$19])" office:value-type="float" office:value="7.6625" calcext:value-type="float">
            <text:p>7.6625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Column 4</text:p>
          </table:table-cell>
          <table:table-cell table:formula="of:=COUNT([$'rp11-02'.$D$1:.$D$19])" office:value-type="float" office:value="14" calcext:value-type="float">
            <text:p>14</text:p>
          </table:table-cell>
          <table:table-cell table:formula="of:=SUM([$'rp11-02'.$D$1:.$D$19])" office:value-type="float" office:value="529" calcext:value-type="float">
            <text:p>529</text:p>
          </table:table-cell>
          <table:table-cell table:formula="of:=AVERAGE([$'rp11-02'.$D$1:.$D$19])" office:value-type="float" office:value="37.7857142857143" calcext:value-type="float">
            <text:p>37.7857142857143</text:p>
          </table:table-cell>
          <table:table-cell table:formula="of:=VAR([$'rp11-02'.$D$1:.$D$19])" office:value-type="float" office:value="8.02747252747253" calcext:value-type="float">
            <text:p>8.0274725274725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  <table:table-cell office:value-type="string" calcext:value-type="string">
            <text:p>Between Groups</text:p>
          </table:table-cell>
          <table:table-cell table:formula="of:=SUMPRODUCT([$'rp11-02'.$I$13:.$I$16];[$'rp11-02'.$J$13:.$J$16])-SUM([$'rp11-02'.$I$13:.$I$16])^2/SUM([$'rp11-02'.$H$13:.$H$16])" office:value-type="float" office:value="390.091941884282" calcext:value-type="float">
            <text:p>390.091941884282</text:p>
          </table:table-cell>
          <table:table-cell table:formula="of:=COUNT([$'rp11-02'.$I$13:.$I$16])-1" office:value-type="float" office:value="3" calcext:value-type="float">
            <text:p>3</text:p>
          </table:table-cell>
          <table:table-cell table:formula="of:=[$'rp11-02'.$H$19] / [$'rp11-02'.$I$19]" office:value-type="float" office:value="130.030647294761" calcext:value-type="float">
            <text:p>130.030647294761</text:p>
          </table:table-cell>
          <table:table-cell table:formula="of:=[$'rp11-02'.$J$19] / [$'rp11-02'.$J$20]" office:value-type="float" office:value="17.5691344368944" calcext:value-type="float">
            <text:p>17.5691344368944</text:p>
          </table:table-cell>
          <table:table-cell table:formula="of:=LEGACY.FDIST([$'rp11-02'.$K$19]; [$'rp11-02'.$I$19]; [$'rp11-02'.$I$20])" office:value-type="float" office:value="0.0000000311962881890483" calcext:value-type="float">
            <text:p>3.11962881890483E-08</text:p>
          </table:table-cell>
          <table:table-cell table:formula="of:=LEGACY.FINV([$'rp11-02'.$H$10]; [$'rp11-02'.$I$19]; [$'rp11-02'.$I$20])" office:value-type="float" office:value="2.76355183743279" calcext:value-type="float">
            <text:p>2.7635518374327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Within Groups</text:p>
          </table:table-cell>
          <table:table-cell table:formula="of:=SUM(DEVSQ([$'rp11-02'.$A$1:.$A$19]);DEVSQ([$'rp11-02'.$B$1:.$B$19]);DEVSQ([$'rp11-02'.$C$1:.$C$19]);DEVSQ([$'rp11-02'.$D$1:.$D$19]))" office:value-type="float" office:value="429.262896825397" calcext:value-type="float">
            <text:p>429.262896825397</text:p>
          </table:table-cell>
          <table:table-cell table:formula="of:=SUM([$'rp11-02'.$H$13:.$H$16])-COUNT([$'rp11-02'.$H$13:.$H$16])" office:value-type="float" office:value="58" calcext:value-type="float">
            <text:p>58</text:p>
          </table:table-cell>
          <table:table-cell table:formula="of:=[$'rp11-02'.$H$20] / [$'rp11-02'.$I$20]" office:value-type="float" office:value="7.40108442802408" calcext:value-type="float">
            <text:p>7.4010844280240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formula="of:=DEVSQ([$'rp11-02'.$A$1:.$A$19];[$'rp11-02'.$B$1:.$B$19];[$'rp11-02'.$C$1:.$C$19];[$'rp11-02'.$D$1:.$D$19])" office:value-type="float" office:value="819.354838709678" calcext:value-type="float">
            <text:p>819.354838709678</text:p>
          </table:table-cell>
          <table:table-cell table:formula="of:=SUM([$'rp11-02'.$H$13:.$H$16]) - 1"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Chyba działa dla różnych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6T22:20:49.485816367</dc:date>
    <meta:editing-duration>PT11M33S</meta:editing-duration>
    <meta:editing-cycles>1</meta:editing-cycles>
    <meta:document-statistic meta:table-count="1" meta:cell-count="116" meta:object-count="0"/>
    <meta:generator>LibreOffice/6.4.6.2$Linux_X86_64 LibreOffice_project/40$Build-2</meta:generator>
  </office:meta>
</office:document-meta>
</file>